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106200002B390000257AC0EBE67FB878A854.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1A20000016B48CDF81F7857D5D4.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hyphenate="false"/>
    </style:style>
    <style:style style:name="P9" style:family="paragraph">
      <loext:graphic-properties draw:fill="none"/>
      <style:paragraph-properties fo:text-align="center"/>
    </style:style>
    <style:style style:name="P10" style:family="paragraph">
      <style:paragraph-properties style:text-autospace="none"/>
    </style:style>
    <style:style style:name="P11"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2"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6cm" fo:margin-right="0cm" fo:text-indent="-0.6cm"/>
    </style:style>
    <style:style style:name="P14"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 text:style-name="P8">My Norse Digital Image Repository (<text:a xlink:href="https://myndir.uvic.ca/" xlink:type="simple">myndir.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draw:frame presentation:style-name="pr4" draw:text-style-name="P4" draw:layer="layout" svg:width="25.199cm" svg:height="2.629cm" svg:x="1.4cm" svg:y="0.628cm" presentation:class="title">
          <draw:text-box>
            <text:p>Why not use...?</text:p>
          </draw:text-box>
        </draw:frame>
        <draw:frame draw:style-name="gr3" draw:text-style-name="P9" draw:layer="layout" svg:width="24.8cm" svg:height="2.541cm" svg:x="1.6cm" svg:y="9.6cm">
          <draw:image xlink:href="Pictures/1000020100000429000000706F4111A611B856E1.png" xlink:type="simple" xlink:show="embed" xlink:actuate="onLoad" loext:mime-type="image/png">
            <text:p/>
          </draw:image>
        </draw:frame>
        <draw:frame draw:style-name="gr3" draw:text-style-name="P9"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draw:frame draw:style-name="gr3" draw:text-style-name="P9"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4" draw:layer="layout" svg:width="25.199cm" svg:height="2.629cm" svg:x="1.4cm" svg:y="0.628cm" presentation:class="title">
          <draw:text-box>
            <text:p>Why not use...?</text:p>
          </draw:text-box>
        </draw:frame>
        <draw:frame draw:style-name="gr3" draw:text-style-name="P9" draw:layer="layout" svg:width="7.6cm" svg:height="5.6cm" svg:x="5.6cm" svg:y="4cm">
          <draw:image xlink:href="Pictures/10000201000004C30000033487E86C58F97C6D44.png" xlink:type="simple" xlink:show="embed" xlink:actuate="onLoad" loext:mime-type="image/png">
            <text:p/>
          </draw:image>
        </draw:frame>
        <draw:frame draw:style-name="gr3" draw:text-style-name="P9"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9"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9"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10"><text:span text:style-name="T12">&lt;div</text:span><text:span text:style-name="T13"> id</text:span><text:span text:style-name="T14">=</text:span><text:span text:style-name="T15">"staticSearch"</text:span><text:span text:style-name="T12">&gt;&lt;/div&gt;</text:span></text:p>
          </draw:text-box>
        </draw:frame>
        <draw:frame draw:style-name="gr5" draw:text-style-name="P9"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9"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9"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draw:frame draw:style-name="gr5" draw:text-style-name="P9"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draw:frame draw:style-name="gr5" draw:text-style-name="P9"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draw:frame draw:style-name="gr5" draw:text-style-name="P9"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draw:frame draw:style-name="gr5" draw:text-style-name="P9"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draw:frame draw:style-name="gr5" draw:text-style-name="P9"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draw:frame presentation:style-name="pr4" draw:text-style-name="P4" draw:layer="layout" svg:width="25.199cm" svg:height="2.629cm" svg:x="1.4cm" svg:y="0.628cm" presentation:class="title">
          <draw:text-box>
            <text:p>JSON token file</text:p>
          </draw:text-box>
        </draw:frame>
        <draw:frame draw:style-name="gr6" draw:text-style-name="P11" draw:layer="layout" svg:width="25.8cm" svg:height="12.501cm" svg:x="1.4cm" svg:y="3cm">
          <draw:text-box>
            <text:p text:style-name="P10"><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10"><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9"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draw:frame draw:style-name="gr5" draw:text-style-name="P9"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draw:frame draw:style-name="gr5" draw:text-style-name="P9"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draw:frame draw:style-name="gr5" draw:text-style-name="P9"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draw:frame draw:style-name="gr5" draw:text-style-name="P9"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draw:frame draw:style-name="gr5" draw:text-style-name="P9"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draw:frame draw:style-name="gr5" draw:text-style-name="P9"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draw:frame draw:style-name="gr5" draw:text-style-name="P9"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text:style-name="P8"><text:span text:style-name="T28"><text:s text:c="6"/></text:span>My Norse Digital Image Repository (<text:a xlink:href="https://myndir.uvic.ca/" xlink:type="simple">myndir.uvic.ca</text:a>)</text:p>
              </text:list-item>
              <text:list-item>
                <text:p><text:s text:c="6"/>Map of Early Modern London (<text:a xlink:href="https://mapoflondon.uvic.ca/" xlink:type="simple">mapoflondon.uvic.ca</text:a>)</text:p>
              </text:list-item>
              <text:list-item>
                <text:p><text:s text:c="6"/>The Winnifred Eaton Archive (<text:a xlink:href="https://winnifredeatonarchive.org/" xlink:type="simple">winnifredeatonarchive.org</text:a>)</text:p>
              </text:list-item>
              <text:list-item>
                <text:p><text:s text:c="6"/>Mapping Keats’s Progress (<text:a xlink:href="https://johnkeats.uvic.ca/" xlink:type="simple">johnkeats.uvic.ca</text:a>)</text:p>
              </text:list-item>
              <text:list-item>
                <text:p><text:span text:style-name="T28"><text:s text:c="6"/></text:span>Robert Graves Diary (<text:a xlink:href="https://graves.uvic.ca/" xlink:type="simple">graves.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 </text:p>
              </text:list-item>
            </text:list>
          </draw:text-box>
        </draw:frame>
        <draw:frame draw:style-name="gr3" draw:text-style-name="P9" draw:layer="layout" svg:width="2.308cm" svg:height="2.001cm" svg:x="3.614cm" svg:y="2.2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4.5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cm" svg:y="5.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6.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7.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draw:frame draw:style-name="gr3" draw:text-style-name="P9" draw:layer="layout" svg:width="1.153cm" svg:height="1cm" svg:x="1.801cm" svg:y="8.6cm">
          <draw:image xlink:href="Pictures/1000106200002B390000257AC0EBE67FB878A854.svg" xlink:type="simple" xlink:show="embed" xlink:actuate="onLoad" loext:mime-type="image/svg+xml">
            <text:p/>
          </draw:image>
          <draw:image xlink:href="Pictures/10000201000001A20000016B48CDF81F7857D5D4.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2"><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3"><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Mappings Keats’s Progress</text:p>
          </draw:text-box>
        </draw:frame>
        <draw:frame presentation:style-name="pr6"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2"><text:span text:style-name="T9">Keats site screenshots needed:</text:span></text:p>
              <text:p text:style-name="P14"><text:span text:style-name="T9">empty search form</text:span></text:p>
              <text:p text:style-name="P14"><text:span text:style-name="T9">Search for </text:span><text:span text:style-name="T10">walking</text:span><text:span text:style-name="T9"> (shows stemming and 82 docs)</text:span></text:p>
              <text:p text:style-name="P14"><text:span text:style-name="T9">Search for </text:span><text:span text:style-name="T10">"walking"</text:span><text:span text:style-name="T11"> (exact phrase, 49 docs)</text:span></text:p>
              <text:p text:style-name="P14"><text:span text:style-name="T11">Add Poems filter (down to two docs)</text:span></text:p>
              <text:p text:style-name="P4"><text:span text:style-name="T11">Remove Poems filter, add 1820 From date (1 doc)</text:span></text:p>
            </draw:text-box>
          </draw:frame>
        </presentation:notes>
      </draw:page>
      <draw:page draw:name="page43" draw:style-name="dp1" draw:master-page-name="Default" presentation:presentation-page-layout-name="AL2T1">
        <draw:frame draw:style-name="gr3" draw:text-style-name="P9"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4">empty search form</text:p>
                    </text:list-item>
                  </text:list>
                </text:list-item>
              </text:list>
            </draw:text-box>
          </draw:frame>
        </presentation:notes>
      </draw:page>
      <draw:page draw:name="page44" draw:style-name="dp1" draw:master-page-name="Default" presentation:presentation-page-layout-name="AL2T1">
        <draw:frame draw:style-name="gr8" draw:text-style-name="P9"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draw:frame draw:style-name="gr3" draw:text-style-name="P9"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4">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draw:frame draw:style-name="gr3" draw:text-style-name="P9"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Add Poems filter (down to two docs)</text:span></text:p>
                    </text:list-item>
                  </text:list>
                </text:list-item>
              </text:list>
            </draw:text-box>
          </draw:frame>
        </presentation:notes>
      </draw:page>
      <draw:page draw:name="page47" draw:style-name="dp1" draw:master-page-name="Default" presentation:presentation-page-layout-name="AL2T1">
        <draw:frame draw:style-name="gr3" draw:text-style-name="P9"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4"><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draw:frame presentation:style-name="pr4" draw:text-style-name="P4" draw:layer="layout" svg:width="25.199cm" svg:height="2.629cm" svg:x="1.4cm" svg:y="0.628cm" presentation:class="title">
          <draw:text-box>
            <text:p>The Winnifred Eaton Archive</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draw:style-name="gr3" draw:text-style-name="P9"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draw:style-name="gr3" draw:text-style-name="P9"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draw:style-name="gr9" draw:text-style-name="P9"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draw:style-name="gr10" draw:text-style-name="P9"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draw:style-name="gr3" draw:text-style-name="P9"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22T10:30:44.417423289</dc:date>
    <meta:editing-duration>PT4H28M12S</meta:editing-duration>
    <meta:editing-cycles>50</meta:editing-cycles>
    <meta:generator>LibreOffice/6.4.6.2$Linux_X86_64 LibreOffice_project/40$Build-2</meta:generator>
    <meta:print-date>2020-10-06T17:07:23.623638419</meta:print-date>
    <meta:document-statistic meta:object-count="251"/>
  </office:meta>
</office:document-meta>
</file>